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color="#ffffff" fo:font-weight="normal"/>
    </style:style>
    <style:style style:name="P3" style:family="paragraph">
      <style:text-properties fo:color="#ffffff" fo:font-weight="normal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color="#ffffff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2.284cm" svg:x="0cm" svg:y="-0.40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256cm" svg:x="1.4cm" svg:y="0.962cm" presentation:class="title">
          <draw:text-box>
            <text:p text:style-name="P2"><text:span text:style-name="T1">GStreamer multimedia ...</text:span></text:p>
          </draw:text-box>
        </draw:frame>
        <draw:frame draw:style-name="standard" draw:layer="layout" svg:width="24.181cm" svg:height="18.135cm" svg:x="2.371cm" svg:y="3.949cm">
          <draw:plugin xlink:href="/demo/media/ninja-gecko.og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meta:initial-creator>Michael Meeks</meta:initial-creator>
    <meta:creation-date>2007-09-18T14:29:04</meta:creation-date>
    <dc:creator>Michael Meeks</dc:creator>
    <dc:date>2007-09-18T14:31:16</dc:date>
    <dc:language>en-GB</dc:language>
    <meta:editing-cycles>2</meta:editing-cycles>
    <meta:editing-duration>PT2M15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